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2dbc" officeooo:paragraph-rsid="001b2dbc"/>
    </style:style>
    <style:style style:name="P2" style:family="paragraph" style:parent-style-name="Standard">
      <style:text-properties style:font-name="Liberation Mono" fo:font-size="12pt" officeooo:rsid="001d4b5f" officeooo:paragraph-rsid="001d4b5f" style:font-size-asian="10.5pt" style:font-size-complex="12pt"/>
    </style:style>
    <style:style style:name="P3" style:family="paragraph" style:parent-style-name="Standard">
      <style:paragraph-properties fo:margin-left="0.4925in" fo:text-indent="0in" style:auto-text-indent="false"/>
      <style:text-properties style:font-name="Liberation Mono" fo:font-size="12pt" officeooo:rsid="001d4b5f" officeooo:paragraph-rsid="001d4b5f" style:font-size-asian="10.5pt" style:font-size-complex="12pt"/>
    </style:style>
    <style:style style:name="P4" style:family="paragraph" style:parent-style-name="Standard">
      <style:text-properties style:font-name="Liberation Mono" fo:font-size="12pt" officeooo:rsid="001d4b5f" officeooo:paragraph-rsid="00253e25" style:font-size-asian="10.5pt" style:font-size-complex="12pt"/>
    </style:style>
    <style:style style:name="P5" style:family="paragraph" style:parent-style-name="Standard">
      <style:text-properties style:font-name="Liberation Mono" fo:font-size="12pt" officeooo:rsid="001f227b" officeooo:paragraph-rsid="001f227b" style:font-size-asian="10.5pt" style:font-size-complex="12pt"/>
    </style:style>
    <style:style style:name="P6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Liberation Mono" fo:font-size="12pt" officeooo:rsid="001f227b" officeooo:paragraph-rsid="001f227b" style:font-size-asian="10.5pt" style:font-size-complex="12pt"/>
    </style:style>
    <style:style style:name="P7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Liberation Mono" fo:font-size="12pt" officeooo:rsid="0021d844" officeooo:paragraph-rsid="0021d844" style:font-size-asian="10.5pt" style:font-size-complex="12pt"/>
    </style:style>
    <style:style style:name="P8" style:family="paragraph" style:parent-style-name="Standard">
      <style:text-properties style:font-name="Liberation Mono" fo:font-size="12pt" officeooo:rsid="0022b597" officeooo:paragraph-rsid="0022b597" style:font-size-asian="10.5pt" style:font-size-complex="12pt"/>
    </style:style>
    <style:style style:name="P9" style:family="paragraph" style:parent-style-name="Standard">
      <style:text-properties style:font-name="Liberation Mono" fo:font-size="12pt" officeooo:rsid="0026a2ac" officeooo:paragraph-rsid="0026a2ac" style:font-size-asian="10.5pt" style:font-size-complex="12pt"/>
    </style:style>
    <style:style style:name="P10" style:family="paragraph" style:parent-style-name="Standard">
      <style:text-properties style:font-name="Liberation Mono" fo:font-size="12pt" officeooo:rsid="002aa595" officeooo:paragraph-rsid="002aa595" style:font-size-asian="10.5pt" style:font-size-complex="12pt"/>
    </style:style>
    <style:style style:name="P11" style:family="paragraph" style:parent-style-name="Standard">
      <style:text-properties style:font-name="Liberation Mono" fo:font-size="12pt" officeooo:rsid="002b0470" officeooo:paragraph-rsid="002b0470" style:font-size-asian="10.5pt" style:font-size-complex="12pt"/>
    </style:style>
    <style:style style:name="P12" style:family="paragraph" style:parent-style-name="Standard">
      <style:text-properties style:font-name="Liberation Mono" fo:font-size="12pt" officeooo:rsid="002b0470" officeooo:paragraph-rsid="002e1525" style:font-size-asian="10.5pt" style:font-size-complex="12pt"/>
    </style:style>
    <style:style style:name="P13" style:family="paragraph" style:parent-style-name="Standard">
      <style:text-properties style:font-name="Liberation Mono" fo:font-size="12pt" officeooo:rsid="002b9d3f" officeooo:paragraph-rsid="002b9d3f" style:font-size-asian="10.5pt" style:font-size-complex="12pt"/>
    </style:style>
    <style:style style:name="P14" style:family="paragraph" style:parent-style-name="Standard">
      <style:text-properties style:font-name="Liberation Mono" fo:font-size="12pt" officeooo:rsid="002d0aa9" officeooo:paragraph-rsid="002d0aa9" style:font-size-asian="10.5pt" style:font-size-complex="12pt"/>
    </style:style>
    <style:style style:name="P15" style:family="paragraph" style:parent-style-name="Standard">
      <style:text-properties style:font-name="Liberation Mono" fo:font-size="12pt" officeooo:rsid="002e1525" officeooo:paragraph-rsid="002e1525" style:font-size-asian="10.5pt" style:font-size-complex="12pt"/>
    </style:style>
    <style:style style:name="P16" style:family="paragraph" style:parent-style-name="Standard">
      <style:paragraph-properties fo:margin-left="0.4925in" fo:text-indent="0in" style:auto-text-indent="false"/>
      <style:text-properties style:font-name="Liberation Mono" fo:font-size="12pt" officeooo:rsid="002e1525" officeooo:paragraph-rsid="002e1525" style:font-size-asian="10.5pt" style:font-size-complex="12pt"/>
    </style:style>
    <style:style style:name="T1" style:family="text">
      <style:text-properties officeooo:rsid="001b4e94"/>
    </style:style>
    <style:style style:name="T2" style:family="text">
      <style:text-properties officeooo:rsid="001d4b5f"/>
    </style:style>
    <style:style style:name="T3" style:family="text">
      <style:text-properties officeooo:rsid="0022b597"/>
    </style:style>
    <style:style style:name="T4" style:family="text">
      <style:text-properties officeooo:rsid="00253e25"/>
    </style:style>
    <style:style style:name="T5" style:family="text">
      <style:text-properties officeooo:rsid="0026a2ac"/>
    </style:style>
    <style:style style:name="T6" style:family="text">
      <style:text-properties officeooo:rsid="002b9d3f"/>
    </style:style>
    <style:style style:name="T7" style:family="text">
      <style:text-properties officeooo:rsid="002e1525"/>
    </style:style>
    <style:style style:name="T8" style:family="text">
      <style:text-properties officeooo:rsid="002fa5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seudocode Document for Airgead Banking Application<text:span text:style-name="T1"> - John Taylor</text:span></text:p>
      <text:p text:style-name="P1"/>
      <text:p text:style-name="P6">define class Investment </text:p>
      <text:p text:style-name="P5"/>
      <text:p text:style-name="P7"><text:tab/><text:span text:style-name="T3">private double investAmount</text:span></text:p>
      <text:p text:style-name="P8"><text:tab/>private double depositAmount</text:p>
      <text:p text:style-name="P8"><text:tab/>private double interestRate</text:p>
      <text:p text:style-name="P8"><text:tab/>private int investYears</text:p>
      <text:p text:style-name="P8"/>
      <text:p text:style-name="P11"><text:tab/>define function StartupScreen</text:p>
      <text:p text:style-name="P15"><text:tab/><text:tab/>return Airgead logo splashscreen</text:p>
      <text:p text:style-name="P2"/>
      <text:p text:style-name="P3">define function SetInvestment</text:p>
      <text:p text:style-name="P16"><text:tab/>assign investAmount</text:p>
      <text:p text:style-name="P3">define function GetInvestment</text:p>
      <text:p text:style-name="P16"><text:tab/>outpit investAmount</text:p>
      <text:p text:style-name="P3">define function SetDeposit</text:p>
      <text:p text:style-name="P16"><text:tab/>assign depositAmount</text:p>
      <text:p text:style-name="P3">define function GetDeposit</text:p>
      <text:p text:style-name="P16"><text:tab/>return depositAmount</text:p>
      <text:p text:style-name="P3">define function SetAnnualInterest</text:p>
      <text:p text:style-name="P16"><text:tab/>assign interestRate</text:p>
      <text:p text:style-name="P3">define function GetAnnualInterest</text:p>
      <text:p text:style-name="P16"><text:tab/>return interestRate</text:p>
      <text:p text:style-name="P3">define function SetNumOfYears</text:p>
      <text:p text:style-name="P16"><text:tab/>assign investYears</text:p>
      <text:p text:style-name="P3">define function GetNumOfYears</text:p>
      <text:p text:style-name="P16"><text:tab/>return investYears</text:p>
      <text:p text:style-name="P12"><text:span text:style-name="T7"><text:tab/></text:span>define function InputInfo</text:p>
      <text:p text:style-name="P16"><text:tab/>SetInvestment</text:p>
      <text:p text:style-name="P16"><text:tab/>SetDeposit</text:p>
      <text:p text:style-name="P16"><text:tab/>SetAnnualInterest</text:p>
      <text:p text:style-name="P16"><text:tab/>SetNumOfYears</text:p>
      <text:p text:style-name="P16"><text:tab/></text:p>
      <text:p text:style-name="P4"><text:span text:style-name="T4"><text:tab/></text:span>define function<text:span text:style-name="T5"> BalanceWithoutDeposit</text:span></text:p>
      <text:p text:style-name="P15"><text:tab/><text:tab/></text:p>
      <text:p text:style-name="P15"><text:tab/>for loop ((investYears)/12) times {</text:p>
      <text:p text:style-name="P15"><text:tab/><text:tab/>output (investAmount + deposit) * (interestRate/100)/12)</text:p>
      <text:p text:style-name="P15"><text:tab/><text:tab/>with table<text:span text:style-name="T8"> seperating values</text:span></text:p>
      <text:p text:style-name="P15"><text:tab/>}</text:p>
      <text:p text:style-name="P15"><text:tab/><text:tab/><text:tab/></text:p>
      <text:p text:style-name="P9"><text:tab/><text:span text:style-name="T2">define function</text:span> BalanceWithDeposit</text:p>
      <text:p text:style-name="P9"/>
      <text:p text:style-name="P15"><text:tab/>for loop ((investYears)/12) times {</text:p>
      <text:p text:style-name="P15"><text:tab/><text:tab/>output (investAmount + 0) * (interestRate/100)/12)</text:p>
      <text:p text:style-name="P15"><text:tab/><text:tab/>with table<text:span text:style-name="T8"> seperating values</text:span></text:p>
      <text:p text:style-name="P15"><text:tab/>}</text:p>
      <text:p text:style-name="P9"/>
      <text:p text:style-name="P11"><text:tab/></text:p>
      <text:p text:style-name="P10"><text:soft-page-break/><text:tab/></text:p>
      <text:p text:style-name="P10"/>
      <text:p text:style-name="P11">main {</text:p>
      <text:p text:style-name="P14"><text:tab/>new investment1 object</text:p>
      <text:p text:style-name="P11"><text:tab/>StartupScreen<text:span text:style-name="T6">()</text:span></text:p>
      <text:p text:style-name="P13"><text:tab/>InputInfo()</text:p>
      <text:p text:style-name="P14"><text:tab/>copy original investment1 object into investment2</text:p>
      <text:p text:style-name="P14"><text:tab/>BalanceWithDeposit(investment1)</text:p>
      <text:p text:style-name="P14"><text:tab/>BalanceWithoutDeposit(investment2)</text:p>
      <text:p text:style-name="P14"><text:tab/></text:p>
      <text:p text:style-name="P14">}</text:p>
      <text:p text:style-name="P10"/>
      <text:p text:style-name="P10"><text:tab/></text:p>
      <text:p text:style-name="P9"><text:tab/></text:p>
      <text:p text:style-name="P3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6925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6T16:24:06.847713328</meta:creation-date>
    <dc:date>2026-02-08T22:09:05.545556631</dc:date>
    <meta:editing-duration>PT1H18M10S</meta:editing-duration>
    <meta:editing-cycles>16</meta:editing-cycles>
    <meta:generator>LibreOffice/24.2.7.2$Linux_X86_64 LibreOffice_project/420$Build-2</meta:generator>
    <meta:document-statistic meta:table-count="0" meta:image-count="0" meta:object-count="0" meta:page-count="2" meta:paragraph-count="55" meta:word-count="132" meta:character-count="1244" meta:non-whitespace-character-count="1107"/>
  </office:meta>
</office:document-meta>
</file>